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1f1f8a" officeooo:paragraph-rsid="00645267"/>
    </style:style>
    <style:style style:name="P5" style:family="paragraph" style:parent-style-name="Text_20_body">
      <style:text-properties officeooo:rsid="00204c1b" officeooo:paragraph-rsid="00204c1b"/>
    </style:style>
    <style:style style:name="P6" style:family="paragraph" style:parent-style-name="Text_20_body">
      <style:text-properties officeooo:rsid="00204c1b" officeooo:paragraph-rsid="00227016"/>
    </style:style>
    <style:style style:name="P7" style:family="paragraph" style:parent-style-name="Text_20_body">
      <style:text-properties officeooo:rsid="00227016" officeooo:paragraph-rsid="00227016"/>
    </style:style>
    <style:style style:name="P8" style:family="paragraph" style:parent-style-name="Text_20_body">
      <style:text-properties officeooo:rsid="00227016" officeooo:paragraph-rsid="00294bd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98c2" officeooo:paragraph-rsid="0043dac0"/>
    </style:style>
    <style:style style:name="P11" style:family="paragraph" style:parent-style-name="Text_20_body">
      <style:text-properties officeooo:rsid="002ff32f" officeooo:paragraph-rsid="002ff32f"/>
    </style:style>
    <style:style style:name="P12" style:family="paragraph" style:parent-style-name="Text_20_body">
      <style:text-properties officeooo:rsid="0031a3da" officeooo:paragraph-rsid="0031a3da"/>
    </style:style>
    <style:style style:name="P13" style:family="paragraph" style:parent-style-name="Text_20_body">
      <style:text-properties officeooo:rsid="0032a189" officeooo:paragraph-rsid="0032a189"/>
    </style:style>
    <style:style style:name="P14" style:family="paragraph" style:parent-style-name="Text_20_body">
      <style:text-properties officeooo:rsid="0022ff77" officeooo:paragraph-rsid="002a70ca"/>
    </style:style>
    <style:style style:name="P15" style:family="paragraph" style:parent-style-name="Text_20_body">
      <style:text-properties officeooo:rsid="0022ff77" officeooo:paragraph-rsid="002e40aa"/>
    </style:style>
    <style:style style:name="P16" style:family="paragraph" style:parent-style-name="Text_20_body">
      <style:text-properties officeooo:rsid="0022ff77" officeooo:paragraph-rsid="003c3682"/>
    </style:style>
    <style:style style:name="P17" style:family="paragraph" style:parent-style-name="Text_20_body">
      <style:text-properties officeooo:rsid="00367a66" officeooo:paragraph-rsid="00367a66"/>
    </style:style>
    <style:style style:name="P18" style:family="paragraph" style:parent-style-name="Text_20_body">
      <style:text-properties officeooo:rsid="00367a66" officeooo:paragraph-rsid="0036ba9f"/>
    </style:style>
    <style:style style:name="P19" style:family="paragraph" style:parent-style-name="Text_20_body">
      <style:text-properties officeooo:rsid="00367a66" officeooo:paragraph-rsid="00374ae7"/>
    </style:style>
    <style:style style:name="P20" style:family="paragraph" style:parent-style-name="Text_20_body">
      <style:text-properties officeooo:rsid="00374ae7" officeooo:paragraph-rsid="00374ae7"/>
    </style:style>
    <style:style style:name="P21" style:family="paragraph" style:parent-style-name="Text_20_body">
      <style:text-properties officeooo:rsid="003aa9f9" officeooo:paragraph-rsid="003aa9f9"/>
    </style:style>
    <style:style style:name="P22" style:family="paragraph" style:parent-style-name="Text_20_body">
      <style:text-properties officeooo:rsid="003f894a" officeooo:paragraph-rsid="003f894a"/>
    </style:style>
    <style:style style:name="P23" style:family="paragraph" style:parent-style-name="Text_20_body">
      <style:text-properties officeooo:rsid="002f1ca7" officeooo:paragraph-rsid="0040a726"/>
    </style:style>
    <style:style style:name="P24" style:family="paragraph" style:parent-style-name="Text_20_body">
      <style:text-properties officeooo:rsid="002f1ca7" officeooo:paragraph-rsid="002f1ca7"/>
    </style:style>
    <style:style style:name="P25" style:family="paragraph" style:parent-style-name="Text_20_body">
      <style:text-properties officeooo:rsid="0040a726" officeooo:paragraph-rsid="004265a4"/>
    </style:style>
    <style:style style:name="P26" style:family="paragraph" style:parent-style-name="Text_20_body">
      <style:text-properties officeooo:rsid="0039213f" officeooo:paragraph-rsid="004a1947"/>
    </style:style>
    <style:style style:name="P27" style:family="paragraph" style:parent-style-name="Text_20_body">
      <style:text-properties officeooo:rsid="004a1947" officeooo:paragraph-rsid="004a1947"/>
    </style:style>
    <style:style style:name="P28" style:family="paragraph" style:parent-style-name="Text_20_body">
      <style:text-properties officeooo:rsid="00551494" officeooo:paragraph-rsid="00551494"/>
    </style:style>
    <style:style style:name="P29" style:family="paragraph" style:parent-style-name="Text_20_body">
      <style:text-properties officeooo:rsid="00562d43" officeooo:paragraph-rsid="00562d43"/>
    </style:style>
    <style:style style:name="P30" style:family="paragraph" style:parent-style-name="Text_20_body">
      <style:text-properties officeooo:rsid="005c6152" officeooo:paragraph-rsid="005c6152"/>
    </style:style>
    <style:style style:name="P31" style:family="paragraph" style:parent-style-name="Text_20_body">
      <style:text-properties officeooo:rsid="005d83e1" officeooo:paragraph-rsid="005d83e1"/>
    </style:style>
    <style:style style:name="P32" style:family="paragraph" style:parent-style-name="Text_20_body">
      <style:text-properties officeooo:rsid="004f5ea1" officeooo:paragraph-rsid="004fd6fb"/>
    </style:style>
    <style:style style:name="P33" style:family="paragraph" style:parent-style-name="Text_20_body">
      <style:text-properties officeooo:rsid="005023d5" officeooo:paragraph-rsid="005023d5"/>
    </style:style>
    <style:style style:name="P34" style:family="paragraph" style:parent-style-name="Text_20_body">
      <style:text-properties officeooo:rsid="00571d4f" officeooo:paragraph-rsid="00571d4f"/>
    </style:style>
    <style:style style:name="P35" style:family="paragraph" style:parent-style-name="Text_20_body">
      <style:text-properties officeooo:rsid="005afd68" officeooo:paragraph-rsid="005c6152"/>
    </style:style>
    <style:style style:name="P36" style:family="paragraph" style:parent-style-name="Text_20_body">
      <style:text-properties officeooo:rsid="005fda82" officeooo:paragraph-rsid="005fda82"/>
    </style:style>
    <style:style style:name="P37" style:family="paragraph" style:parent-style-name="Text_20_body">
      <style:text-properties officeooo:rsid="006cabca" officeooo:paragraph-rsid="006cabca"/>
    </style:style>
    <style:style style:name="P38" style:family="paragraph" style:parent-style-name="Text_20_body">
      <style:text-properties officeooo:rsid="006cabca" officeooo:paragraph-rsid="006dbd62"/>
    </style:style>
    <style:style style:name="P39" style:family="paragraph" style:parent-style-name="Text_20_body">
      <style:text-properties officeooo:rsid="006dbd62" officeooo:paragraph-rsid="006dbd62"/>
    </style:style>
    <style:style style:name="P40" style:family="paragraph" style:parent-style-name="Text_20_body">
      <style:text-properties officeooo:rsid="006ebc04" officeooo:paragraph-rsid="006ebc04"/>
    </style:style>
    <style:style style:name="P41" style:family="paragraph" style:parent-style-name="Text_20_body">
      <style:text-properties officeooo:rsid="00709955" officeooo:paragraph-rsid="00709955"/>
    </style:style>
    <style:style style:name="P42" style:family="paragraph" style:parent-style-name="Text_20_body">
      <style:text-properties officeooo:rsid="00722946" officeooo:paragraph-rsid="00722946"/>
    </style:style>
    <style:style style:name="P43"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44" style:family="paragraph" style:parent-style-name="Table_20_Contents">
      <style:text-properties officeooo:rsid="002ff32f" officeooo:paragraph-rsid="002ff32f"/>
    </style:style>
    <style:style style:name="P45" style:family="paragraph" style:parent-style-name="Text_20_body" style:list-style-name="L1">
      <style:text-properties officeooo:rsid="0018d472" officeooo:paragraph-rsid="0018d472"/>
    </style:style>
    <style:style style:name="P46" style:family="paragraph" style:parent-style-name="Text_20_body" style:list-style-name="L2">
      <style:text-properties officeooo:rsid="0018d472" officeooo:paragraph-rsid="0018d472"/>
    </style:style>
    <style:style style:name="P47" style:family="paragraph" style:parent-style-name="Text_20_body" style:list-style-name="L2">
      <style:text-properties officeooo:rsid="0018d472" officeooo:paragraph-rsid="0018d6e9"/>
    </style:style>
    <style:style style:name="P48" style:family="paragraph" style:parent-style-name="Text_20_body" style:list-style-name="L2">
      <style:text-properties officeooo:rsid="0018d6e9" officeooo:paragraph-rsid="0018d6e9"/>
    </style:style>
    <style:style style:name="P49" style:family="paragraph" style:parent-style-name="Text_20_body" style:list-style-name="L2">
      <style:text-properties officeooo:rsid="001a0db5" officeooo:paragraph-rsid="001a0db5"/>
    </style:style>
    <style:style style:name="P50" style:family="paragraph" style:parent-style-name="Text_20_body" style:list-style-name="L2">
      <style:text-properties officeooo:rsid="001cf46e" officeooo:paragraph-rsid="001cf46e"/>
    </style:style>
    <style:style style:name="P51" style:family="paragraph" style:parent-style-name="Text_20_body" style:list-style-name="L2">
      <style:text-properties officeooo:rsid="001e1bc2" officeooo:paragraph-rsid="001e1bc2"/>
    </style:style>
    <style:style style:name="P52" style:family="paragraph" style:parent-style-name="Text_20_body">
      <style:text-properties officeooo:rsid="004cd26f" officeooo:paragraph-rsid="004cd26f"/>
    </style:style>
    <style:style style:name="P53" style:family="paragraph" style:parent-style-name="Text_20_body">
      <style:text-properties officeooo:rsid="005023d5" officeooo:paragraph-rsid="005023d5"/>
    </style:style>
    <style:style style:name="P54" style:family="paragraph" style:parent-style-name="Text_20_body">
      <style:text-properties officeooo:rsid="0065c570" officeooo:paragraph-rsid="0065c570"/>
    </style:style>
    <style:style style:name="P55" style:family="paragraph" style:parent-style-name="Text_20_body">
      <style:text-properties officeooo:rsid="00722946" officeooo:paragraph-rsid="0075fd50"/>
    </style:style>
    <style:style style:name="P56" style:family="paragraph" style:parent-style-name="Text_20_body">
      <style:text-properties officeooo:rsid="0075fd50" officeooo:paragraph-rsid="0075fd50"/>
    </style:style>
    <style:style style:name="P57" style:family="paragraph" style:parent-style-name="Text_20_body">
      <style:text-properties officeooo:rsid="0077dc4a" officeooo:paragraph-rsid="0077dc4a"/>
    </style:style>
    <style:style style:name="P58" style:family="paragraph" style:parent-style-name="Text_20_body">
      <style:text-properties officeooo:rsid="00794f05" officeooo:paragraph-rsid="00794f05"/>
    </style:style>
    <style:style style:name="P59" style:family="paragraph" style:parent-style-name="Text_20_body">
      <style:text-properties officeooo:rsid="007a635f" officeooo:paragraph-rsid="007a635f"/>
    </style:style>
    <style:style style:name="P60" style:family="paragraph" style:parent-style-name="Text_20_body">
      <style:text-properties officeooo:rsid="007ad12c" officeooo:paragraph-rsid="007ad12c"/>
    </style:style>
    <style:style style:name="P61" style:family="paragraph" style:parent-style-name="Text_20_body">
      <style:text-properties officeooo:rsid="007de301" officeooo:paragraph-rsid="007de301"/>
    </style:style>
    <style:style style:name="P62" style:family="paragraph" style:parent-style-name="Text_20_body">
      <style:text-properties officeooo:rsid="007de301" officeooo:paragraph-rsid="007ede27"/>
    </style:style>
    <style:style style:name="P63" style:family="paragraph" style:parent-style-name="Text_20_body">
      <style:text-properties officeooo:rsid="007ede27" officeooo:paragraph-rsid="007ede27"/>
    </style:style>
    <style:style style:name="P64" style:family="paragraph" style:parent-style-name="Text_20_body">
      <style:text-properties officeooo:rsid="00800b37" officeooo:paragraph-rsid="00800b37"/>
    </style:style>
    <style:style style:name="P65" style:family="paragraph" style:parent-style-name="Heading_20_1">
      <style:text-properties officeooo:rsid="0018d472" officeooo:paragraph-rsid="0018d472"/>
    </style:style>
    <style:style style:name="P66"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5e4ff4"/>
    </style:style>
    <style:style style:name="T28" style:family="text">
      <style:text-properties officeooo:rsid="00612ab5"/>
    </style:style>
    <style:style style:name="T29" style:family="text">
      <style:text-properties officeooo:rsid="00645267"/>
    </style:style>
    <style:style style:name="T30" style:family="text">
      <style:text-properties officeooo:rsid="006dbd62"/>
    </style:style>
    <style:style style:name="T31" style:family="text">
      <style:text-properties officeooo:rsid="006fefbb"/>
    </style:style>
    <style:style style:name="T32" style:family="text">
      <style:text-properties officeooo:rsid="00722946"/>
    </style:style>
    <style:style style:name="T33" style:family="text">
      <style:text-properties officeooo:rsid="0075fd50"/>
    </style:style>
    <style:style style:name="T34" style:family="text">
      <style:text-properties officeooo:rsid="0077dc4a"/>
    </style:style>
    <style:style style:name="T35" style:family="text">
      <style:text-properties officeooo:rsid="00794f05"/>
    </style:style>
    <style:style style:name="T36" style:family="text">
      <style:text-properties officeooo:rsid="007c9a86"/>
    </style:style>
    <style:style style:name="T37" style:family="text">
      <style:text-properties officeooo:rsid="007ede27"/>
    </style:style>
    <style:style style:name="T38" style:family="text">
      <style:text-properties style:text-position="super 58%"/>
    </style:style>
    <style:style style:name="T39" style:family="text">
      <style:text-properties officeooo:rsid="00800b37"/>
    </style:style>
    <style:style style:name="T40" style:family="text">
      <style:text-properties officeooo:rsid="008021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Audience</text:h>
      <text:p text:style-name="P1">Knowledgeable about FP, but assuming no background on dependent types.</text:p>
      <text:h text:style-name="Heading_20_1" text:outline-level="1">Goals</text:h>
      <text:list xml:id="list6327163283938555580" text:style-name="L1">
        <text:list-item>
          <text:p text:style-name="P45">Promote REA as a thought leader / good place to work on interesting problems (although most of the talk will not be about what we do at REA – but can achieve goal with a slide at the end).</text:p>
        </text:list-item>
        <text:list-item>
          <text:p text:style-name="P45">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65" text:outline-level="1">How long is the talk</text:h>
      <text:p text:style-name="P1">90 minutes.</text:p>
      <text:h text:style-name="P65" text:outline-level="1">Key takeaway messages</text:h>
      <text:list xml:id="list3293100092475144273" text:style-name="L2">
        <text:list-item>
          <text:p text:style-name="P46">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47">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48">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49">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49">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50"><text:soft-page-break/>Dependent typing simplifies the type system. Instead of a type that takes type parameters, you can simply define a function that yields a type. Higher order types are just higher order functions.</text:p>
        </text:list-item>
        <text:list-item>
          <text:p text:style-name="P51">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51">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66" text:outline-level="1">Roughly what I will say</text:h>
      <text:p text:style-name="P4">Welcome everyone! <text:span text:style-name="T29">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4">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2">(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5">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5"><text:s text:c="10"/><text:span text:style-name="T6">nat</text:span>ToString : <text:span text:style-name="T6">Nat</text:span> → String</text:p>
      <text:p text:style-name="P5"><text:soft-page-break/>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5">What if I want more confidence than that? Maybe we have two functions, like these ones on the screen:</text:p>
      <text:p text:style-name="P5"><text:s text:c="8"/><text:span text:style-name="T7">nat</text:span>ToString : <text:span text:style-name="T10">Nat</text:span> → String</text:p>
      <text:p text:style-name="P5"><text:s text:c="8"/>stringToNat : String → Maybe <text:span text:style-name="T8">Nat</text:span></text:p>
      <text:p text:style-name="P5">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5"/>
      <text:p text:style-name="P5">If we have these two functions, what can we say about them to prove that they are correct? One thing we could do is we could keep doing example based testing. What if we want to take it further… what can we do?</text:p>
      <text:p text:style-name="P5">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6"><text:s text:c="8"/>natToString : <text:span text:style-name="T6">Nat</text:span> → String</text:p>
      <text:p text:style-name="P6"><text:s text:c="8"/>stringToNat : String → Maybe <text:span text:style-name="T6">Nat</text:span></text:p>
      <text:p text:style-name="P6"><text:s text:c="8"/><text:span text:style-name="T5">forall a in Nat. stringToNat (natToString a) = Just a</text:span></text:p>
      <text:p text:style-name="P7">In other words, our proposition says that for every possible a that is a valid <text:span text:style-name="T6">natural number</text:span>, a certain equality holds.</text:p>
      <text:p text:style-name="P7">Now, let’s pretend that we have an implementation of natToString and stringToNat. How would we actually make sure this property holds?</text:p>
      <text:p text:style-name="P8">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4">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text:soft-page-break/>amount of memory in the computer. But even for finite sized inputs, the number of possible inputs grows exponentially with the size.</text:p>
      <text:p text:style-name="P16">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6"><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5">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5">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4"><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5">(<text:span text:style-name="T21">On screen: </text:span>Fermat’s Last Theorem as an example).</text:p>
      <text:p text:style-name="P23">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3"><text:soft-page-break/><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9">So… how do you actually prove that a property holds over a program? To answer that, we are going to need to look a bit deeper at propositional logic, and how it can be reflected on the computer.</text:p>
      <text:p text:style-name="P9"><text:span text:style-name="T22">(</text:span>On screen: <text:span text:style-name="T22">Lambda and Forall symbols).</text:span></text:p>
      <text:p text:style-name="P10">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
      <text:p text:style-name="P11">On screen:</text:p>
      <table:table table:name="Table1" table:style-name="Table1">
        <table:table-column table:style-name="Table1.A" table:number-columns-repeated="3"/>
        <table:table-row>
          <table:table-cell table:style-name="Table1.A1" office:value-type="string">
            <text:p text:style-name="P43">Typed lambda calculus</text:p>
          </table:table-cell>
          <table:table-cell table:style-name="Table1.A1" office:value-type="string">
            <text:p text:style-name="P43">Mathematical logic</text:p>
          </table:table-cell>
          <table:table-cell table:style-name="Table1.C1" office:value-type="string">
            <text:p text:style-name="P43">Example</text:p>
          </table:table-cell>
        </table:table-row>
        <table:table-row>
          <table:table-cell table:style-name="Table1.A2" office:value-type="string">
            <text:p text:style-name="P44">Type</text:p>
          </table:table-cell>
          <table:table-cell table:style-name="Table1.A2" office:value-type="string">
            <text:p text:style-name="P44">A proposition (a statement that may or may not be true)</text:p>
          </table:table-cell>
          <table:table-cell table:style-name="Table1.C2" office:value-type="string">
            <text:p text:style-name="P44">x : Nat ↔ There exists at least one natural number</text:p>
          </table:table-cell>
        </table:table-row>
        <table:table-row>
          <table:table-cell table:style-name="Table1.A2" office:value-type="string">
            <text:p text:style-name="P44">Value</text:p>
          </table:table-cell>
          <table:table-cell table:style-name="Table1.A2" office:value-type="string">
            <text:p text:style-name="P44">A proof</text:p>
          </table:table-cell>
          <table:table-cell table:style-name="Table1.C2" office:value-type="string">
            <text:p text:style-name="P44">x = 1 (I have proved that there exists a natural number by supplying an example, 1).</text:p>
          </table:table-cell>
        </table:table-row>
      </table:table>
      <text:p text:style-name="P11"/>
      <text:p text:style-name="P12">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2">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ext:soft-page-break/>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2">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2">Let’s look at one major constraint that these languages have in their type systems… they have values, and they have types. Values have types, but types cannot refer to values. Types sit above values, in their own special layer.</text:p>
      <text:p text:style-name="P12">(On screen: bar with ‘types’ in it, bar with ‘values’ in it, and arrows going in one direction from values to types).</text:p>
      <text:p text:style-name="P12">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3">Let’s look at a really simple example of using dependent types, in Idris, a dependently typed programming language.</text:p>
      <text:p text:style-name="P13">(On screen)</text:p>
      <text:p text:style-name="P13">data Vec : Nat -&gt; Type -&gt; Type where</text:p>
      <text:p text:style-name="P13"><text:s text:c="2"/>MkVec : (l : List a) -&gt; Vec (length l) a</text:p>
      <text:p text:style-name="P13"/>
      <text:p text:style-name="P13">myVec : Vec 5 Nat</text:p>
      <text:p text:style-name="P13">myVec = MkVec [1, 2, 3, 4, 5]</text:p>
      <text:p text:style-name="P13"/>
      <text:p text:style-name="P13">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7">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9"><text:soft-page-break/>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9">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8">The other thing you will notice is the reference to l. So what is l? In the previous argument <text:span text:style-name="T14">to the constructor MkVec</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20">In this example, we show that we can construct a Vector of natural numbers of size 5 – in this case, the compiler can confirm that the list we are passing has size 5, and allows this program to compile.</text:p>
      <text:p text:style-name="P26">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6"/>
      <text:p text:style-name="P21">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1">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7">(Show grid explaining game)</text:p>
      <text:p text:style-name="P27">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ext:span><text:soft-page-break/><text:span text:style-name="T26">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52">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p>
      <text:p text:style-name="P32">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32">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33">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33">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text:soft-page-break/>As in classic minesweeper, the numbers in the grid show the number of neighbouring mines, and zeros are shown as blank.</text:p>
      <text:p text:style-name="P33">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mine. Now, 1,1 must be touching two mines, and it's touching one mine and one unknown. So 2,2 must be a mine. Therefore, 2,2 is a mine if 0,2 is a mine, or if 0,2 is not a mine. Therefore 2,2 is a mine.</text:p>
      <text:p text:style-name="P28">So, we have a hand-wavy proof – hopefully most of the audience is convinced that 2,2 is a mine. But in order to make it a formal proof, we need to convince the Idris compiler as well.</text:p>
      <text:p text:style-name="P29">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29">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29">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34">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35"><text:soft-page-break/>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30">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31">At the bottom of the file there are some additional axioms. These are defined in a slightly different way – firstly, a type signature is defined, for example nonMineImpliesNotMine has a type signature that <text:span text:style-name="T27">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6">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8">every coordinate is either a mine or a non-mine.</text:span></text:p>
      <text:p text:style-name="P54"><text:soft-page-break/>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p this step.</text:p>
      <text:p text:style-name="P37">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37">So let’s jump in to an interactive environment and have a go at defining our proposition. Before I switch across, remember what we said we would formally verify – that cell 2,2 is a mine.</text:p>
      <text:p text:style-name="P38">This is emacs with <text:span text:style-name="T30">Idris mode installed; it will let me validate that the program type checks as we go. A number of different editors have similar support for Idris editing. For anyone who doesn’t like emacs, there is also a very good extension for atom.</text:span></text:p>
      <text:p text:style-name="P38"><text:span text:style-name="T30">So l</text:span>et’s start with a definition of mineAt_2_2. <text:span text:style-name="T30">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39">So we don’t really care about the implementation – we are only implementing mineAt_2_2 because we want to make it type check. So let’s try the simplest possible thing, and define mineAt_2_2 = 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39">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ypes.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 have to do extra work to put your recursive functions in a form that Idris can prove will terminate. This prevents us from begging the question, and forces us to actually prove the thing we say we will prove.</text:p>
      <text:p text:style-name="P40">So let’s try again. <text:span text:style-name="T31">Our original hand-wavy proof was to break it out by cases – if 0,2 is a mine, we can prove that 2,2 is a mine, and if 0,2 is not a mine, we can prove that 2,2 is a mine. So let’s define those two proofs as well…</text:span></text:p>
      <text:p text:style-name="P41"><text:soft-page-break/>Notice that we have defined <text:span text:style-name="T32">a function that takes a MineFact and gives us a MineFact</text:span>. <text:span text:style-name="T32">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42">We have also defined another proposition – subject to the hypothesis that 0,2 is not a mine, 2,2 is a mine.</text:p>
      <text:p text:style-name="P55">Once you have declarations – you have stated a proposition, the next step is to prove those propositions by providing a definition. Let’s leave these two propositions as holes – as type declarations with no definitions – for now. We will come back later and define them. <text:span text:style-name="T33">For now, let’s define mineAt_2_2 in terms of the propositions we introduced.</text:span></text:p>
      <text:p text:style-name="P56">We have an axiom mineOrNot which tells us that a coordinate is either a mine, or not a mine. <text:span text:style-name="T34">Let’s proceed by using that axiom to get an Either with either a proof that the coordinate is a mine, or a proof that it isn’t. Either is the same structure with Left or Right that we use in general purpose functional programming, and we can do a pattern match on it to handle each case of our proof.</text:span></text:p>
      <text:p text:style-name="P57">So, we have reduced the problem into proving each of the two sub proofs that make up the overall proof that we defined before. We more commonly refer to sub-proofs introduced to help complete a proof as lemmas. So let’s start with the lemma that assumes 0,2 is a mine.</text:p>
      <text:p text:style-name="P57">We start off by defining the parameters – we will name it h0_2IsMine, because it is a hypthothesis on which the proof is built.</text:p>
      <text:p text:style-name="P57">When we did the hand-wavy proof, we said that if 0,2 is a mine, then 1,2 is not a mine. Let’s create a hole for that. The ?notMineAt1_2 part lets us explicitly define a hole.</text:p>
      <text:p text:style-name="P57">So now lets move in and try to prove that 2,2 isn’t a mine by relying on the fact that the cell diagonally above it, 1,1, has only one mine, and 1,2 below it is a mine. We can use the AllNonMinesAccountedFor axiom to prove that 2,2 isn’t a mine. <text:span text:style-name="T35">Let’s take a look at the signature for AllNonMinesAccountedFor. We need to supply the coordinate of a cell that is known not to be a mine – that’s 1,1. We need to supply the coordinate of the cell we want to prove is a mine – that’s 2,2. The axiom won’t just take it on faith that 1,1 is a known non-mine, so we need to pass in that proof – which is an axiom in this case.</text:span></text:p>
      <text:p text:style-name="P58">The point of the axiom is that we have to name enough coordinates that are known not to be mines – the next argument is the list of non-mine coordinates. Once we have specified these, however, we need to actually prove everything is in order. The next argument expected is a proof that the list we just supplied actually is long enough – so we can’t cheat and only supply 5 coordinates when 6 are needed. To achieve this, we actually just need to supply Refl. Remember that Refl is the proof that a=a. The compiler will simplify the length of the list to a natural number, and will also simplify the number of required mines to a natural number. If the two numbers are the same, then that matches the type of a=a, so Refl will typecheck.</text:p>
      <text:p text:style-name="P59">Next up is the trickiest part. We need to prove that all of the non-mines we listed really aren’t mines. We have listed 6 non-mines, but the axiom is quite general. If we pick apart the type, it says that for any coordinate, if I provide you with a a proof that the coordinate is an element of the <text:soft-page-break/>knownNonMines you listed, then you have to provide me with a proof that the coordinate is not a mine. This is relatively easy to prove with some work, but because it is a recurring problem, to make the game a bit faster to play, I have come up with some pre-defined lemmas that come with the game to prove this. ProofSweeperLemmas.idr comes with a range of propositions that I have already proved that you can use in your proofs. Particularly relevant in this case is trueForAllListElems6. To use it, you define some proposition type which applies over some type k. Next up, you need to provide a proof that if you compare two k values with the double equals operator, and the result comes back as true, then the two values actually are equal. This is necessary because the test that something is an element uses the double equals operator. In general, you could implement all sorts of broken double equal operators, and we need to rely on it being correct to complete the proof of the lemma. Next up, we need to provide each of the 6 members of a list, each as a separate argument. Finally, we need to provide 6 proofs, one for each list member, that the proposition holds for the member. The final result is a proof that for any v of type k, if v is an element of the list containing those 6 elements, the p v holds. So in summary, ProofSweeperLemmas contains a pre-defined lemma that we can use to supply the proof known non-mines are all not mines, if we can individually prove that each non-mine is not a mine.</text:p>
      <text:p text:style-name="P60">So we need to express the required proposition as the first argument to trueForAllListElems6. We can do this by definining a lambda that takes a coordinate, and gives the required type of the proposition. The second argument needs to show that two Coords which test as equal actually are equal. That already exists as a lemma. Now the next 6 arguments are the elements of the list – let’s just copy them over. All that is left is for us to prove each of the 6 elements are not mines. The first 5 are axiomatically true – although we need to convert from KnownNotMine to NotMine form to make the types align.</text:p>
      <text:p text:style-name="P60">Now that we have done those 5, we have one more coordinate to prove is not a mine, 1,2. <text:span text:style-name="T36">We already defined a lemma to that effect, so we can just type it in.</text:span></text:p>
      <text:p text:style-name="P61">Okay, now we need to prove, in a similar way, that all the known non-mines are actually neighbours of 1,1. We can follow a similar pattern to what we did before on this one… A different property this time. We have to define it over the same 6 coordinates. Now, for each of these mines, the compiler will evaluate the call to the elem function, and the type we need to supply simplifies down to True=True. Remember that Refl has type a=a, and True=True is a special case of a=a. So we can just repeat Refl 6 times.</text:p>
      <text:p text:style-name="P61">Now we have to prove that the non-mine, 1,1, is a neighbour of 2,2. The compiler will evaluate the expressions and simplify this down to True=True, which is a special case of a=a – and as we already covered, Refl proves a=a.</text:p>
      <text:p text:style-name="P61">Finally, we need to prove that 2,2 is not in the list of known non-mines and supply the last argument to the AllNonMinesAccountedFor constructor. Again, this can be simplified down just by evaluation of functions to False=False, and again, we can use Refl.</text:p>
      <text:p text:style-name="P62">Now that we have finished this, we now have two holes left to solve. Let’s finish off notMineAt1_2. <text:s/>As we did in our hand-wavy proof before, we proved that 1,2 wasn’t a mine because 1,1 was hypothesised to be a mine, and 0,1 is only touching one mine. We can use the AllMinesAccountedFor axiom to prove this – it is very similar to what we just did, except this time <text:soft-page-break/>to prove something is not a mine. The first few arguments follow the same pattern. This time there is only one known mine in the list.</text:p>
      <text:p text:style-name="P62"><text:span text:style-name="T37">It is simply a matter of filling in the right arguments, and waiting for Idris to compile the code. It all typechecks, but there is still one hole left – the proof that 2,2 is a mine of 0,2 isn’t a mine. In our hand-wavy proof, we said that 1,1 is touching 2 mines, and we know everything it is touching except 1,2 and 2,2 is not a mine. So therefore, 2,2 must be a mine. This is a straight-forward application of the AllNonMinesAccountedFor axiom. So let’s start defining it.</text:span></text:p>
      <text:p text:style-name="P63">When we come to proving that the known non mines are actually not mines, 5 of the 6 are axiomatically true as before. The 6<text:span text:style-name="T38">th</text:span> is our hypothesis, so we can just pass that in. <text:span text:style-name="T39">Proving all the known non-mines are neighbours of 1,1 is just the same as before. Once we plug in all the arguments, it all type checks! Yay! Lets tell proofsweeper and get it to accept our move.</text:span></text:p>
      <text:p text:style-name="P64">As you can see, our move was just accepted, and ProofSweeper has shown us that the cell we just proved was a mine is now shown as a mine with a *.</text:p>
      <text:p text:style-name="P64">After all that, we have made one move in Minesweeper. There are a few tools we could have used to make it easier if I wasn’t trying to demonstrate how to prove things, but even then, a fair take away is that proving things formally can take some effort. But sometimes that effort is worth it.</text:p>
      <text:p text:style-name="P64">Rather than finish the game we started, I’d like to take you on a tour of how you can use dependent types for more practical applications.</text:p>
      <text:p text:style-name="P64">I’m going to show you a <text:span text:style-name="T40">l</text:span>ibrary <text:span text:style-name="T40">for building HTTP servers, </text:span>called http4idris. Firstly, let me give you some background about how http4idris came about. REA Group has this thing that we do three times a year. We call it a hack day, but that is a misnomer, because each time we do it, it actually goes for three days. The idea of a hack day is that everyone stops working on the projects they normally work on, and instead self-organise onto projects – either individual or in a team – based on the interest of individuals. This gives everyone the opportunity to experiment and to try new technologies – and these experiments often drive innovation in the day to day work of the company. So if your company isn’t currently doing hack days, I strongly recommend that you try to get them going – it makes a huge difference to how quickly your company can move and adopt new things. Anyway, http4idris was created at REA during a hack day. We aren’t yet using Idris in production – but we are certaintly applying some of the principles we learned from it in other languages.</text:p>
      <text:p text:style-name="P64">The source code for http4idris has been released to the public as free software <text:span text:style-name="T40">under a BSD style license. http4idris makes use of dependent types to provide a high levels type safety in a number of ways, but let’s focus on one specific type of safety – making sure that servers built using the library respond to requests properly. In order to contrast it to a non-dependently typed HTTP server, let’s take a look at a popular Haskell interface, the Web Application Interface, or WAI for sh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30T17:18:52.147991837</dc:date>
    <meta:editing-duration>P1DT7H14M7S</meta:editing-duration>
    <meta:editing-cycles>50</meta:editing-cycles>
    <meta:document-statistic meta:table-count="1" meta:image-count="0" meta:object-count="0" meta:page-count="14" meta:paragraph-count="127" meta:word-count="8241" meta:character-count="45564" meta:non-whitespace-character-count="37318"/>
  </office:meta>
</office:document-meta>
</file>